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ionListHandl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lectionListHandler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lectionListHandler.ignorableWhitespace( char c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lectionListHandler.startPrefixMapping( String prefix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ynamicSelectionList.generateSaxFragment( ContentHandler contentHandler , Locale locale ,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lectionListHandler.en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lectionListHandler.processingInstruction( String target ,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lectionListHandler.start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lectionListHandler.startElement( String namespaceURI , String localName , String qName , Attributes attribute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DynamicSelectionList.generateSaxFragment( ContentHandler contentHandler , Locale loca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lectionListHandler.characters( char c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ynamicSelectionList.DynamicSelectionList( Datatype datatype , String src , ServiceManager servi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lectionListHandler.SelectionListHandler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ionListHandler.skippe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lectionListHandler.end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lectionListHandler.endPrefixMapping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lectionListHandler.endElement( String namespaceURI , String localName , String qNam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DynamicSelectionList.getDat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ionListHandler.startDTD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lectionListHandler.start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lectionListHandler.comment( char ch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lectionListHandl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